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text-underline-style="none" fo:font-weight="normal" officeooo:rsid="00243793" officeooo:paragraph-rsid="00243793" style:font-weight-asian="normal" style:font-weight-complex="normal"/>
    </style:style>
    <style:style style:name="P2" style:family="paragraph" style:parent-style-name="Text_20_body">
      <style:text-properties officeooo:rsid="00236a2d" officeooo:paragraph-rsid="00236a2d"/>
    </style:style>
    <style:style style:name="P3" style:family="paragraph" style:parent-style-name="Text_20_body">
      <style:text-properties officeooo:paragraph-rsid="0025ea27"/>
    </style:style>
    <style:style style:name="P4" style:family="paragraph" style:parent-style-name="Text_20_body">
      <style:text-properties officeooo:rsid="0025eb03" officeooo:paragraph-rsid="0025eb03"/>
    </style:style>
    <style:style style:name="P5" style:family="paragraph" style:parent-style-name="Text_20_body">
      <style:text-properties officeooo:paragraph-rsid="0025eb03"/>
    </style:style>
    <style:style style:name="P6" style:family="paragraph" style:parent-style-name="Text_20_body">
      <style:text-properties officeooo:rsid="00265c1b" officeooo:paragraph-rsid="00265c1b"/>
    </style:style>
    <style:style style:name="P7" style:family="paragraph" style:parent-style-name="Text_20_body">
      <style:text-properties officeooo:paragraph-rsid="0027fbc9"/>
    </style:style>
    <style:style style:name="P8" style:family="paragraph" style:parent-style-name="Text_20_body">
      <style:text-properties officeooo:rsid="002a0afa" officeooo:paragraph-rsid="002a0afa"/>
    </style:style>
    <style:style style:name="P9" style:family="paragraph" style:parent-style-name="Text_20_body">
      <style:text-properties fo:font-style="italic" fo:font-weight="normal" style:font-style-asian="italic" style:font-weight-asian="normal" style:font-style-complex="italic" style:font-weight-complex="normal"/>
    </style:style>
    <style:style style:name="P10" style:family="paragraph" style:parent-style-name="Text_20_body">
      <style:text-properties officeooo:paragraph-rsid="002f254f"/>
    </style:style>
    <style:style style:name="P11" style:family="paragraph" style:parent-style-name="Text_20_body">
      <style:text-properties officeooo:rsid="002fbc51" officeooo:paragraph-rsid="002fbc51"/>
    </style:style>
    <style:style style:name="P12" style:family="paragraph" style:parent-style-name="Text_20_body">
      <style:text-properties officeooo:paragraph-rsid="00365f0a"/>
    </style:style>
    <style:style style:name="P13" style:family="paragraph" style:parent-style-name="Text_20_body">
      <style:text-properties officeooo:rsid="00365f0a" officeooo:paragraph-rsid="00365f0a"/>
    </style:style>
    <style:style style:name="P14" style:family="paragraph" style:parent-style-name="Heading_20_1" style:list-style-name="">
      <style:text-properties officeooo:paragraph-rsid="0027f89b"/>
    </style:style>
    <style:style style:name="P15" style:family="paragraph" style:parent-style-name="Heading_20_1">
      <style:paragraph-properties fo:break-before="page"/>
      <style:text-properties officeooo:rsid="0033b17d" officeooo:paragraph-rsid="0033b17d"/>
    </style:style>
    <style:style style:name="P16" style:family="paragraph" style:parent-style-name="Heading_20_1">
      <style:paragraph-properties fo:break-before="page"/>
      <style:text-properties officeooo:paragraph-rsid="0027f89b"/>
    </style:style>
    <style:style style:name="P17" style:family="paragraph" style:parent-style-name="Heading_20_1">
      <style:paragraph-properties fo:break-before="page"/>
      <style:text-properties officeooo:rsid="003f62d9" officeooo:paragraph-rsid="003f62d9"/>
    </style:style>
    <style:style style:name="P18" style:family="paragraph" style:parent-style-name="Heading_20_2">
      <style:text-properties officeooo:paragraph-rsid="0027f89b"/>
    </style:style>
    <style:style style:name="P19" style:family="paragraph" style:parent-style-name="Heading_20_2">
      <style:text-properties officeooo:rsid="0041d46d" officeooo:paragraph-rsid="0041d46d"/>
    </style:style>
    <style:style style:name="P20" style:family="paragraph" style:parent-style-name="Heading_20_2">
      <style:text-properties officeooo:rsid="0044208b" officeooo:paragraph-rsid="0044208b"/>
    </style:style>
    <style:style style:name="P21" style:family="paragraph" style:parent-style-name="Heading_20_2">
      <style:text-properties officeooo:rsid="00470ae0" officeooo:paragraph-rsid="00470ae0"/>
    </style:style>
    <style:style style:name="P22" style:family="paragraph" style:parent-style-name="Heading_20_2">
      <style:paragraph-properties fo:break-before="page"/>
      <style:text-properties officeooo:paragraph-rsid="002a0afa"/>
    </style:style>
    <style:style style:name="P23" style:family="paragraph" style:parent-style-name="Text_20_body" style:list-style-name="L1">
      <style:text-properties fo:font-style="italic" officeooo:paragraph-rsid="0027fbc9" style:font-style-asian="italic" style:font-style-complex="italic"/>
    </style:style>
    <style:style style:name="P24" style:family="paragraph" style:parent-style-name="Text_20_body">
      <style:text-properties officeooo:rsid="0030d550" officeooo:paragraph-rsid="0030d550"/>
    </style:style>
    <style:style style:name="P25" style:family="paragraph" style:parent-style-name="Text_20_body">
      <style:text-properties officeooo:rsid="00243793" officeooo:paragraph-rsid="00243793"/>
    </style:style>
    <style:style style:name="P26" style:family="paragraph" style:parent-style-name="Text_20_body">
      <style:text-properties style:text-underline-style="none" fo:font-weight="bold" officeooo:rsid="00243793" officeooo:paragraph-rsid="00243793" style:font-weight-asian="bold" style:font-weight-complex="bold"/>
    </style:style>
    <style:style style:name="P27" style:family="paragraph" style:parent-style-name="Text_20_body">
      <style:text-properties officeooo:paragraph-rsid="0028699b"/>
    </style:style>
    <style:style style:name="P28" style:family="paragraph" style:parent-style-name="Text_20_body">
      <style:text-properties officeooo:rsid="002a0afa" officeooo:paragraph-rsid="002a0afa"/>
    </style:style>
    <style:style style:name="P29" style:family="paragraph" style:parent-style-name="Text_20_body">
      <style:text-properties officeooo:rsid="003f62d9" officeooo:paragraph-rsid="003f62d9"/>
    </style:style>
    <style:style style:name="P30" style:family="paragraph" style:parent-style-name="Text_20_body">
      <style:text-properties officeooo:rsid="0040400d" officeooo:paragraph-rsid="0040400d"/>
    </style:style>
    <style:style style:name="P31" style:family="paragraph" style:parent-style-name="Text_20_body">
      <style:text-properties officeooo:rsid="0040400d" officeooo:paragraph-rsid="004b2a84"/>
    </style:style>
    <style:style style:name="P32" style:family="paragraph" style:parent-style-name="Text_20_body">
      <style:text-properties officeooo:rsid="0041d46d" officeooo:paragraph-rsid="0041d46d"/>
    </style:style>
    <style:style style:name="P33" style:family="paragraph" style:parent-style-name="Text_20_body">
      <style:text-properties officeooo:rsid="00426636" officeooo:paragraph-rsid="00426636"/>
    </style:style>
    <style:style style:name="P34" style:family="paragraph" style:parent-style-name="Text_20_body">
      <style:text-properties officeooo:rsid="0042c8c7" officeooo:paragraph-rsid="0042c8c7"/>
    </style:style>
    <style:style style:name="P35" style:family="paragraph" style:parent-style-name="Text_20_body">
      <style:text-properties fo:font-style="normal" officeooo:rsid="0042c8c7" officeooo:paragraph-rsid="0042c8c7" style:font-style-asian="normal" style:font-style-complex="normal"/>
    </style:style>
    <style:style style:name="P36" style:family="paragraph" style:parent-style-name="Text_20_body">
      <style:text-properties officeooo:rsid="0044208b" officeooo:paragraph-rsid="0044208b"/>
    </style:style>
    <style:style style:name="P37" style:family="paragraph" style:parent-style-name="Text_20_body">
      <style:text-properties officeooo:rsid="0045b307" officeooo:paragraph-rsid="0045b307"/>
    </style:style>
    <style:style style:name="P38" style:family="paragraph" style:parent-style-name="Text_20_body">
      <style:text-properties officeooo:rsid="00470ae0" officeooo:paragraph-rsid="00470ae0"/>
    </style:style>
    <style:style style:name="P39" style:family="paragraph" style:parent-style-name="Text_20_body">
      <style:text-properties officeooo:rsid="0048cfb0" officeooo:paragraph-rsid="0048cfb0"/>
    </style:style>
    <style:style style:name="P40" style:family="paragraph" style:parent-style-name="Text_20_body">
      <style:text-properties officeooo:rsid="00371c3b" officeooo:paragraph-rsid="00371c3b"/>
    </style:style>
    <style:style style:name="P41"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50" style:family="paragraph">
      <loext:graphic-properties draw:fill="none" draw:fill-color="#729fcf" draw:opacity="10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5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08ee5"/>
    </style:style>
    <style:style style:name="T2" style:family="text">
      <style:text-properties officeooo:rsid="0020f29d"/>
    </style:style>
    <style:style style:name="T3" style:family="text">
      <style:text-properties style:font-name="Liberation Sans" fo:font-size="16.1000003814697pt" fo:font-weight="bold" officeooo:rsid="00214898" style:font-name-asian="Noto Sans CJK SC" style:font-size-asian="16.1000003814697pt" style:font-weight-asian="bold" style:font-name-complex="Lohit Devanagari" style:font-size-complex="16.1000003814697pt" style:font-weight-complex="bold"/>
    </style:style>
    <style:style style:name="T4" style:family="text">
      <style:text-properties officeooo:rsid="00243793"/>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43793" style:font-weight-asian="normal" style:font-weight-complex="normal"/>
    </style:style>
    <style:style style:name="T7" style:family="text">
      <style:text-properties style:text-underline-style="none" fo:font-weight="normal" officeooo:rsid="0025ea27" style:font-weight-asian="normal" style:font-weight-complex="normal"/>
    </style:style>
    <style:style style:name="T8" style:family="text">
      <style:text-properties style:text-underline-style="none" fo:font-weight="normal" officeooo:rsid="0025eb03" style:font-weight-asian="normal" style:font-weight-complex="normal"/>
    </style:style>
    <style:style style:name="T9" style:family="text">
      <style:text-properties style:text-underline-style="none" fo:font-weight="normal" officeooo:rsid="00265c1b" style:font-weight-asian="normal" style:font-weight-complex="normal"/>
    </style:style>
    <style:style style:name="T10" style:family="text">
      <style:text-properties style:text-underline-style="none" fo:font-weight="normal" officeooo:rsid="0027f89b" style:font-weight-asian="normal" style:font-weight-complex="normal"/>
    </style:style>
    <style:style style:name="T11" style:family="text">
      <style:text-properties style:text-underline-style="none" fo:font-weight="normal" officeooo:rsid="0028699b" style:font-weight-asian="normal" style:font-weight-complex="normal"/>
    </style:style>
    <style:style style:name="T12" style:family="text">
      <style:text-properties style:text-underline-style="none" fo:font-weight="normal" officeooo:rsid="0020f29d" style:font-weight-asian="normal" style:font-weight-complex="normal"/>
    </style:style>
    <style:style style:name="T13" style:family="text">
      <style:text-properties style:text-underline-style="none" fo:font-weight="normal" officeooo:rsid="002a0afa" style:font-weight-asian="normal" style:font-weight-complex="normal"/>
    </style:style>
    <style:style style:name="T14" style:family="text">
      <style:text-properties style:text-underline-style="none" fo:font-weight="normal" officeooo:rsid="002a883d" style:font-weight-asian="normal" style:font-weight-complex="normal"/>
    </style:style>
    <style:style style:name="T15" style:family="text">
      <style:text-properties style:text-underline-style="none" fo:font-weight="normal" officeooo:rsid="002f254f" style:font-weight-asian="normal" style:font-weight-complex="normal"/>
    </style:style>
    <style:style style:name="T16" style:family="text">
      <style:text-properties officeooo:rsid="0027fbc9"/>
    </style:style>
    <style:style style:name="T17" style:family="text">
      <style:text-properties officeooo:rsid="002e1c0c"/>
    </style:style>
    <style:style style:name="T18" style:family="text">
      <style:text-properties fo:font-style="italic" style:font-style-asian="italic" style:font-style-complex="italic"/>
    </style:style>
    <style:style style:name="T19" style:family="text">
      <style:text-properties fo:font-style="italic" style:text-underline-style="none" fo:font-weight="normal" officeooo:rsid="0028699b" style:font-style-asian="italic" style:font-weight-asian="normal" style:font-style-complex="italic" style:font-weight-complex="normal"/>
    </style:style>
    <style:style style:name="T20" style:family="text">
      <style:text-properties fo:font-style="italic" style:text-underline-style="none" fo:font-weight="normal" officeooo:rsid="002f254f" style:font-style-asian="italic" style:font-weight-asian="normal" style:font-style-complex="italic" style:font-weight-complex="normal"/>
    </style:style>
    <style:style style:name="T21" style:family="text">
      <style:text-properties fo:font-style="normal" style:text-underline-style="none" fo:font-weight="normal" officeooo:rsid="002f254f" style:font-style-asian="normal" style:font-weight-asian="normal" style:font-style-complex="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426636" style:font-style-asian="normal" style:font-style-complex="normal"/>
    </style:style>
    <style:style style:name="T24" style:family="text">
      <style:text-properties fo:font-style="normal" officeooo:rsid="0048cfb0" style:font-style-asian="normal" style:font-style-complex="normal"/>
    </style:style>
    <style:style style:name="T25" style:family="text">
      <style:text-properties fo:font-style="normal" officeooo:rsid="004a5a55" style:font-style-asian="normal" style:font-style-complex="normal"/>
    </style:style>
    <style:style style:name="T26" style:family="text">
      <style:text-properties fo:font-style="normal" officeooo:rsid="004c9e09"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4a5a55" style:font-style-asian="normal" style:font-weight-asian="normal" style:font-style-complex="normal" style:font-weight-complex="normal"/>
    </style:style>
    <style:style style:name="T29" style:family="text">
      <style:text-properties officeooo:rsid="0033b17d"/>
    </style:style>
    <style:style style:name="T30" style:family="text">
      <style:text-properties officeooo:rsid="0035aabf"/>
    </style:style>
    <style:style style:name="T31" style:family="text">
      <style:text-properties officeooo:rsid="002a0afa"/>
    </style:style>
    <style:style style:name="T32" style:family="text">
      <style:text-properties officeooo:rsid="00426636"/>
    </style:style>
    <style:style style:name="T33" style:family="text">
      <style:text-properties officeooo:rsid="004a5a55"/>
    </style:style>
    <style:style style:name="T34" style:family="text">
      <style:text-properties officeooo:rsid="004b2a84"/>
    </style:style>
    <style:style style:name="T35" style:family="text">
      <style:text-properties style:text-underline-style="solid" style:text-underline-width="auto" style:text-und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top" draw:auto-grow-height="false" fo:min-height="9.532cm" fo:min-width="3.882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185cm" fo:min-width="2.533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draw:textarea-vertical-align="top" draw:auto-grow-height="false" fo:min-height="3.459cm" fo:min-width="2.953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1cm" fo:min-width="4.47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04cm" fo:min-width="1.02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top" draw:auto-grow-height="false" fo:min-height="3.967cm" fo:min-width="3.882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266cm" fo:min-width="0.088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266cm" fo:min-width="0.088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03cm" fo:min-width="1.02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0.258cm" fo:min-width="1.187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0.256cm" fo:min-width="0.933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draw:textarea-vertical-align="top" draw:auto-grow-height="false" fo:min-height="3.459cm" fo:min-width="2.953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266cm" fo:min-width="0.088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266cm" fo:min-width="0.088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0.258cm" fo:min-width="0.933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0.254cm" fo:min-width="0.931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97cm" fo:min-width="2.364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svg:stroke-width="0.081cm" svg:stroke-color="#000000" draw:marker-start="" draw:marker-start-width="0.321cm" draw:marker-start-center="false" draw:marker-end="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0" style:family="graphic">
      <style:graphic-properties draw:stroke="solid" svg:stroke-width="0.081cm" svg:stroke-color="#000000" draw:marker-start="" draw:marker-start-width="0.321cm" draw:marker-start-center="false" draw:marker-end="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1" style:family="graphic">
      <style:graphic-properties draw:stroke="solid" svg:stroke-width="0.081cm" svg:stroke-color="#3465a4" draw:marker-start="" draw:marker-start-width="0.321cm" draw:marker-start-center="false" draw:marker-end="Rounded_20_short_20_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2" style:family="graphic">
      <style:graphic-properties draw:stroke="solid" svg:stroke-width="0.081cm" svg:stroke-color="#3465a4" draw:marker-start="" draw:marker-start-width="0.321cm" draw:marker-start-center="false" draw:marker-end="Rounded_20_short_20_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3" style:family="graphic">
      <style:graphic-properties draw:stroke="solid" svg:stroke-width="0.081cm" svg:stroke-color="#81d41a" draw:marker-start="" draw:marker-start-width="0.321cm" draw:marker-start-center="false" draw:marker-end="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4" style:family="graphic">
      <style:graphic-properties draw:stroke="solid" svg:stroke-width="0.081cm" svg:stroke-color="#81d41a" draw:marker-start="" draw:marker-start-width="0.321cm" draw:marker-start-center="false" draw:marker-end="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opacity="100%" draw:textarea-horizontal-align="justify" draw:textarea-vertical-align="top" draw:auto-grow-height="false" fo:min-height="12.984cm" fo:min-width="14.841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97cm" fo:min-width="1.861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solid" svg:stroke-width="0.081cm" svg:stroke-color="#3465a4" draw:marker-start="" draw:marker-start-width="0.321cm" draw:marker-start-center="false" draw:marker-end="Rounded_20_short_20_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8" style:family="graphic">
      <style:graphic-properties draw:stroke="solid" svg:stroke-width="0.081cm" svg:stroke-color="#81d41a" draw:marker-start="Rounded_20_short_20_Arrow" draw:marker-start-width="0.422cm" draw:marker-start-center="false" draw:marker-end="Rounded_20_short_20_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9" style:family="graphic">
      <style:graphic-properties draw:stroke="solid" svg:stroke-width="0.081cm" svg:stroke-color="#3465a4" draw:marker-start="" draw:marker-start-width="0.321cm" draw:marker-start-center="false" draw:marker-end="Rounded_20_short_20_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0" style:family="graphic">
      <style:graphic-properties draw:stroke="solid" svg:stroke-width="0cm" svg:stroke-color="#ff0000" draw:marker-start="" draw:marker-start-width="0.199cm" draw:marker-start-center="false" draw:marker-end="" draw:marker-end-width="0.199cm" draw:marker-end-center="false" draw:fill="solid" draw:fill-color="#ffffff" draw:textarea-horizontal-align="justify" draw:textarea-vertical-align="top" draw:auto-grow-height="false" fo:min-height="4.856cm" fo:min-width="15.355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ff0000" draw:marker-start="" draw:marker-start-width="0.199cm" draw:marker-start-center="false" draw:marker-end="" draw:marker-end-width="0.199cm" draw:marker-end-center="false" draw:fill="solid" draw:fill-color="#ffffff" draw:textarea-horizontal-align="justify" draw:textarea-vertical-align="top" draw:auto-grow-height="false" fo:min-height="4.743cm" fo:min-width="15.355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ff0000" draw:marker-start="" draw:marker-start-width="0.199cm" draw:marker-start-center="false" draw:marker-end="" draw:marker-end-width="0.199cm" draw:marker-end-center="false" draw:fill="solid" draw:fill-color="#ffffff" draw:textarea-horizontal-align="justify" draw:textarea-vertical-align="top" draw:auto-grow-height="false" fo:min-height="4.743cm" fo:min-width="15.355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9cm" fo:min-width="1.328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3.247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93cm" fo:min-width="3.507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000000"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91cm" fo:min-width="3.507cm" fo:padding-top="0.125cm" fo:padding-bottom="0.125cm" fo:padding-left="0.25cm" fo:padding-right="0.25cm"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3.244cm" fo:padding-top="0.125cm" fo:padding-bottom="0.125cm" fo:padding-left="0.25cm" fo:padding-right="0.25cm"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16cm" fo:min-width="1.94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33cm" fo:min-width="2.637cm" fo:padding-top="0.125cm" fo:padding-bottom="0.125cm" fo:padding-left="0.25cm" fo:padding-right="0.25cm" draw:shadow="hidden" draw:shadow-offset-x="0.199cm" draw:shadow-offset-y="0.199cm" draw:shadow-color="#808080" style:run-through="foreground"/>
      <style:paragraph-properties style:writing-mode="lr-tb"/>
    </style:style>
    <style:style style:name="gr43"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69cm" fo:min-width="1.674cm" fo:padding-top="0.125cm" fo:padding-bottom="0.125cm" fo:padding-left="0.25cm" fo:padding-right="0.25cm" draw:shadow="hidden" draw:shadow-offset-x="0.199cm" draw:shadow-offset-y="0.199cm" draw:shadow-color="#808080" style:run-through="foreground"/>
      <style:paragraph-properties style:writing-mode="lr-tb"/>
    </style:style>
    <style:style style:name="gr4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78cm" fo:min-width="2.286cm" fo:padding-top="0.125cm" fo:padding-bottom="0.125cm" fo:padding-left="0.25cm" fo:padding-right="0.25cm" draw:shadow="hidden" draw:shadow-offset-x="0.199cm" draw:shadow-offset-y="0.199cm" draw:shadow-color="#808080" style:run-through="foreground"/>
      <style:paragraph-properties style:writing-mode="lr-tb"/>
    </style:style>
    <style:style style:name="gr46" style:family="graphic">
      <style:graphic-properties draw:stroke="solid" svg:stroke-width="0.081cm" svg:stroke-color="#3465a4" draw:marker-start="" draw:marker-start-width="0.323cm" draw:marker-start-center="false" draw:marker-end="Rounded_20_short_20_Arrow" draw:marker-end-width="0.422cm" draw:marker-end-center="false" draw:fill="solid" draw:fill-color="#729fcf" draw:textarea-horizontal-align="justify" draw:textarea-vertical-align="middle" fo:padding-top="0.166cm" fo:padding-bottom="0.166cm" fo:padding-left="0.291cm" fo:padding-right="0.291cm" draw:shadow="hidden" draw:shadow-offset-x="0.199cm" draw:shadow-offset-y="0.199cm" draw:shadow-color="#808080" style:run-through="foreground"/>
    </style:style>
    <style:style style:name="gr47" style:family="graphic">
      <style:graphic-properties draw:stroke="solid" svg:stroke-width="0.081cm" svg:stroke-color="#3465a4" draw:marker-start="" draw:marker-start-width="0.323cm" draw:marker-start-center="false" draw:marker-end="Rounded_20_short_20_Arrow" draw:marker-end-width="0.422cm" draw:marker-end-center="false" draw:fill="solid" draw:fill-color="#729fcf" draw:textarea-horizontal-align="justify" draw:textarea-vertical-align="middle" fo:padding-top="0.166cm" fo:padding-bottom="0.166cm" fo:padding-left="0.291cm" fo:padding-right="0.291cm" draw:shadow="hidden" draw:shadow-offset-x="0.199cm" draw:shadow-offset-y="0.199cm" draw:shadow-color="#808080" style:run-through="foreground"/>
    </style:style>
    <style:style style:name="gr48" style:family="graphic">
      <style:graphic-properties draw:stroke="solid" svg:stroke-width="0.081cm" svg:stroke-color="#81d41a" draw:marker-start="" draw:marker-start-width="0.323cm" draw:marker-start-center="false" draw:marker-end="Rounded_20_short_20_Arrow" draw:marker-end-width="0.422cm" draw:marker-end-center="false" draw:fill="solid" draw:fill-color="#729fcf" draw:textarea-horizontal-align="justify" draw:textarea-vertical-align="middle" fo:padding-top="0.166cm" fo:padding-bottom="0.166cm" fo:padding-left="0.291cm" fo:padding-right="0.291cm" draw:shadow="hidden" draw:shadow-offset-x="0.199cm" draw:shadow-offset-y="0.199cm" draw:shadow-color="#808080" style:run-through="foreground"/>
    </style:style>
    <style:style style:name="gr49" style:family="graphic">
      <style:graphic-properties draw:stroke="solid" svg:stroke-width="0.081cm" svg:stroke-color="#3465a4" draw:marker-start="" draw:marker-start-width="0.323cm" draw:marker-start-center="false" draw:marker-end="Rounded_20_short_20_Arrow" draw:marker-end-width="0.422cm" draw:marker-end-center="false" draw:fill="solid" draw:fill-color="#729fcf" draw:textarea-horizontal-align="justify" draw:textarea-vertical-align="middle" fo:padding-top="0.166cm" fo:padding-bottom="0.166cm" fo:padding-left="0.291cm" fo:padding-right="0.291cm" draw:shadow="hidden" draw:shadow-offset-x="0.199cm" draw:shadow-offset-y="0.199cm" draw:shadow-color="#808080" style:run-through="foreground"/>
    </style:style>
    <style:style style:name="gr50" style:family="graphic">
      <style:graphic-properties draw:stroke="solid" svg:stroke-width="0.081cm" svg:stroke-color="#3465a4" draw:marker-start="" draw:marker-start-width="0.323cm" draw:marker-start-center="false" draw:marker-end="Rounded_20_short_20_Arrow" draw:marker-end-width="0.422cm" draw:marker-end-center="false" draw:fill="solid" draw:fill-color="#729fcf" draw:textarea-horizontal-align="justify" draw:textarea-vertical-align="middle" fo:padding-top="0.166cm" fo:padding-bottom="0.166cm" fo:padding-left="0.291cm" fo:padding-right="0.291cm" draw:shadow="hidden" draw:shadow-offset-x="0.199cm" draw:shadow-offset-y="0.199cm" draw:shadow-color="#808080" style:run-through="foreground"/>
    </style:style>
    <style:style style:name="gr51" style:family="graphic">
      <style:graphic-properties draw:stroke="solid" svg:stroke-width="0.081cm" svg:stroke-color="#3465a4" draw:marker-start="" draw:marker-start-width="0.323cm" draw:marker-start-center="false" draw:marker-end="Rounded_20_short_20_Arrow" draw:marker-end-width="0.422cm" draw:marker-end-center="false" draw:fill="solid" draw:fill-color="#729fcf" draw:textarea-horizontal-align="justify" draw:textarea-vertical-align="middle" fo:padding-top="0.166cm" fo:padding-bottom="0.166cm" fo:padding-left="0.291cm" fo:padding-right="0.291cm" draw:shadow="hidden" draw:shadow-offset-x="0.199cm" draw:shadow-offset-y="0.199cm" draw:shadow-color="#808080" style:run-through="foreground"/>
    </style:style>
    <style:style style:name="gr52" style:family="graphic">
      <style:graphic-properties draw:stroke="solid" svg:stroke-width="0.081cm" svg:stroke-color="#81d41a" draw:marker-start="" draw:marker-start-width="0.323cm" draw:marker-start-center="false" draw:marker-end="Arrow" draw:marker-end-width="0.422cm" draw:marker-end-center="false" draw:fill="solid" draw:fill-color="#729fcf" draw:textarea-horizontal-align="justify" draw:textarea-vertical-align="middle" fo:padding-top="0.166cm" fo:padding-bottom="0.166cm" fo:padding-left="0.291cm" fo:padding-right="0.291cm" draw:shadow="hidden" draw:shadow-offset-x="0.199cm" draw:shadow-offset-y="0.199cm" draw:shadow-color="#808080" style:run-through="foreground"/>
    </style:style>
    <style:style style:name="gr53" style:family="graphic">
      <style:graphic-properties draw:stroke="solid" svg:stroke-width="0.081cm" svg:stroke-color="#3465a4" draw:marker-start="" draw:marker-start-width="0.321cm" draw:marker-start-center="false" draw:marker-end="Rounded_20_short_20_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54" style:family="graphic">
      <style:graphic-properties draw:stroke="solid" svg:stroke-width="0.081cm" svg:stroke-color="#3465a4" draw:marker-start="" draw:marker-start-width="0.321cm" draw:marker-start-center="false" draw:marker-end="Rounded_20_short_20_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55" style:family="graphic">
      <style:graphic-properties draw:stroke="solid" svg:stroke-width="0.081cm" svg:stroke-color="#3465a4" draw:marker-start="" draw:marker-start-width="0.321cm" draw:marker-start-center="false" draw:marker-end="Rounded_20_short_20_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56" style:family="graphic">
      <style:graphic-properties draw:stroke="solid" svg:stroke-width="0.081cm" svg:stroke-color="#81d41a" draw:marker-start="" draw:marker-start-width="0.321cm" draw:marker-start-center="false" draw:marker-end="Rounded_20_short_20_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57" style:family="graphic">
      <style:graphic-properties draw:stroke="solid" svg:stroke-width="0.081cm" svg:stroke-color="#81d41a" draw:marker-start="" draw:marker-start-width="0.321cm" draw:marker-start-center="false" draw:marker-end="Rounded_20_short_20_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top" draw:auto-grow-height="false" fo:min-height="2.443cm" fo:min-width="11.261cm" fo:padding-top="0.125cm" fo:padding-bottom="0.125cm" fo:padding-left="0.25cm" fo:padding-right="0.25cm" draw:shadow="hidden" draw:shadow-offset-x="0.199cm" draw:shadow-offset-y="0.199cm" draw:shadow-color="#808080" style:run-through="foreground"/>
      <style:paragraph-properties style:writing-mode="lr-tb"/>
    </style:style>
    <style:style style:name="gr59" style:family="graphic">
      <style:graphic-properties draw:stroke="solid" svg:stroke-width="0.081cm" svg:stroke-color="#3465a4" draw:marker-start="" draw:marker-start-width="0.321cm" draw:marker-start-center="false" draw:marker-end="Rounded_20_short_20_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60" style:family="graphic">
      <style:graphic-properties draw:stroke="solid" svg:stroke-width="0.081cm" svg:stroke-color="#81d41a" draw:marker-start="" draw:marker-start-width="0.321cm" draw:marker-start-center="false" draw:marker-end="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61" style:family="graphic">
      <style:graphic-properties draw:stroke="solid" svg:stroke-width="0.081cm" svg:stroke-color="#81d41a" draw:marker-start="" draw:marker-start-width="0.321cm" draw:marker-start-center="false" draw:marker-end="Rounded_20_short_20_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62" style:family="graphic">
      <style:graphic-properties draw:stroke="solid" svg:stroke-width="0.081cm" svg:stroke-color="#81d41a" draw:marker-start="" draw:marker-start-width="0.321cm" draw:marker-start-center="false" draw:marker-end="Rounded_20_short_20_Arrow" draw:marker-end-width="0.422cm" draw:marker-end-center="false" draw:fill="solid"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63" style:family="graphic">
      <style:graphic-properties style:run-through="foreground" style:wrap="none" style:vertical-pos="from-top" style:vertical-rel="paragraph" style:horizontal-pos="from-left" style:horizontal-rel="paragraph"/>
    </style:style>
    <style:style style:name="gr6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1.598cm" fo:padding-top="0.125cm" fo:padding-bottom="0.125cm" fo:padding-left="0.25cm" fo:padding-right="0.25cm" draw:shadow="hidden" draw:shadow-offset-x="0.199cm" draw:shadow-offset-y="0.199cm" draw:shadow-color="#808080" style:run-through="foreground"/>
      <style:paragraph-properties style:writing-mode="lr-tb"/>
    </style:style>
    <style:style style:name="gr65" style:family="graphic">
      <style:graphic-properties draw:stroke="solid" svg:stroke-width="0cm" svg:stroke-color="#000000" draw:marker-start="" draw:marker-start-width="0.199cm" draw:marker-start-center="false" draw:marker-end="" draw:marker-end-width="0.199cm" draw:marker-end-center="false" draw:fill="solid" draw:fill-color="#ffff00" draw:textarea-horizontal-align="justify" draw:textarea-vertical-align="middle" draw:auto-grow-height="false" fo:min-height="0.176cm" fo:min-width="0.065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175cm" fo:min-width="0.065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176cm" fo:min-width="0.065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03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811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38cm" fo:min-width="2.3cm" fo:padding-top="0.125cm" fo:padding-bottom="0.125cm" fo:padding-left="0.25cm" fo:padding-right="0.25cm"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3.261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15cm" fo:min-width="3.099cm" fo:padding-top="0.125cm" fo:padding-bottom="0.125cm" fo:padding-left="0.25cm" fo:padding-right="0.25cm" draw:shadow="hidden" draw:shadow-offset-x="0.199cm" draw:shadow-offset-y="0.199cm" draw:shadow-color="#808080" style:run-through="foreground"/>
      <style:paragraph-properties style:writing-mode="lr-tb"/>
    </style:style>
    <style:style style:name="gr7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38cm" fo:min-width="0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2cm" fo:padding-top="0.125cm" fo:padding-bottom="0.125cm" fo:padding-left="0.25cm" fo:padding-right="0.25cm" draw:shadow="hidden" draw:shadow-offset-x="0.199cm" draw:shadow-offset-y="0.199cm" draw:shadow-color="#808080" style:run-through="foreground"/>
      <style:paragraph-properties style:writing-mode="lr-tb"/>
    </style:style>
    <style:style style:name="gr7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937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81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lcance y criterios</text:h>
      <text:p text:style-name="P9">“Se requiere la puesta en producción de una aplicación con acceso publico y alta disponibilidad.”</text:p>
      <text:p text:style-name="P2">El presente documento se centrara en su puesta en producción desde el momento que se dispone de una versión <text:span text:style-name="T4">estable. </text:span></text:p>
      <text:p text:style-name="P25">Para un mejor entendimiento del proceso se asume un circuito desde el desarrollo hasta cierre de versión:</text:p>
      <text:p text:style-name="P26"><draw:g text:anchor-type="paragraph" draw:z-index="0" draw:name="Forma1" draw:style-name="gr63"><draw:custom-shape draw:style-name="gr64" draw:text-style-name="P44" svg:width="2.1cm" svg:height="1.001cm" svg:x="1.002cm" svg:y="0.82cm"><text:p text:style-name="P43"><text:span text:style-name="T36">scm</text:span></text:p><draw:enhanced-geometry svg:viewBox="0 0 21600 21600" draw:type="rectangle" draw:enhanced-path="M 0 0 L 21600 0 21600 21600 0 21600 0 0 Z N"/></draw:custom-shape><draw:custom-shape draw:style-name="gr65" draw:text-style-name="P53" svg:width="0.8cm" svg:height="0.6cm" svg:x="1.602cm" svg:y="3.521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style-name="gr66" draw:text-style-name="P53" svg:width="0.8cm" svg:height="0.602cm" svg:x="2.602cm" svg:y="4.62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style-name="gr67" draw:text-style-name="P53" svg:width="0.8cm" svg:height="0.6cm" svg:x="9.102cm" svg:y="2.82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style-name="gr68" draw:text-style-name="P56" svg:width="0.401cm" svg:height="1.202cm" svg:x="1.801cm" svg:y="2.0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9" draw:text-style-name="P56" svg:width="1.5cm" svg:height="0.502cm" svg:x="3.302cm" svg:y="1.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0" draw:text-style-name="P44" svg:width="2.8cm" svg:height="1.9cm" svg:x="12.301cm" svg:y="0.321cm"><text:p text:style-name="P43"><text:span text:style-name="T38">Artifact</text:span></text:p><text:p text:style-name="P43"><text:span text:style-name="T38">D</text:span><text:span text:style-name="T36">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1" draw:text-style-name="P56" svg:width="4.299cm" svg:height="0.502cm" svg:x="7.502cm" svg:y="1.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2" draw:text-style-name="P44" svg:width="3.601cm" svg:height="1.401cm" svg:x="5.001cm" svg:y="4.32cm"><text:p text:style-name="P43"><text:span text:style-name="T36">Deployment</text:span></text:p><text:p text:style-name="P43"><text:span text:style-name="T36">or</text:span></text:p><text:p text:style-name="P43"><text:span text:style-name="T36">CD (deployment)</text:span></text:p><draw:enhanced-geometry svg:viewBox="0 0 21600 21600" draw:type="rectangle" draw:enhanced-path="M 0 0 L 21600 0 21600 21600 0 21600 0 0 Z N"/></draw:custom-shape><draw:custom-shape draw:style-name="gr73" draw:text-style-name="P56" svg:width="0.401cm" svg:height="1.699cm" draw:transform="skewX (-0.00104719755119654) rotate (0.974068255538035) translate (7.47006944444444cm 2.05140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74" draw:text-style-name="P44" svg:width="2.502cm" svg:height="1.101cm" svg:x="5.001cm" svg:y="0.72cm"><text:p text:style-name="P43"><text:span text:style-name="T36">CI / CD (delivery)</text:span></text:p><draw:enhanced-geometry svg:viewBox="0 0 21600 21600" draw:type="rectangle" draw:enhanced-path="M 0 0 L 21600 0 21600 21600 0 21600 0 0 Z N"/></draw:custom-shape><draw:custom-shape draw:style-name="gr75" draw:text-style-name="P56" svg:width="0.6cm" svg:height="2.5cm" svg:x="5.802cm" svg:y="1.8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76" draw:text-style-name="P56" svg:width="1.5cm" svg:height="0.502cm" svg:x="3.501cm" svg:y="4.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El desarrollador utiliza un SCM que emite evento sobre un sistema de integración continua y entrega continua (CI/CD) basado en Jekins. Este genera un artifact, en nuestro caso una imagen Docker, que va a la ArtifacDB (AWS Registry – ECR). Una vez aprobada la versión del artifact es el sistema de despliegue continuo (CD) el encargado de su puesta en producción. El CD utiliza Terraform como sistema de despliegue. Dado que Terraform se puede utilizar tanto como sistema independiente o dentro de una pipeline de Jekins el alcance del sistema propuesto no incluirá el desarrollo de Pipelines y/o configuración de Jekins.</text:p>
      <text:p text:style-name="P3"><text:span text:style-name="T6">E</text:span><text:span text:style-name="T7">l alcance de la implementación propuesta se centra en la creación de la configuración necesaria para Terraform con la que se pueda desplegar la aplicación. Así como el </text:span><text:span text:style-name="T8">código</text:span><text:span text:style-name="T7"> necesario para el despliegue y aprovisionamiento de la infraestructura. Este ultimo punto puede quedar fuera de una calidad aceptable dado que se desconoce el entorno target donde se desplegara. Este ha sido desarrollado para AWS con un usuario excesivamente permisivo. </text:span></text:p>
      <text:p text:style-name="P4"><text:span text:style-name="T7">P</text:span><text:span text:style-name="T5">or otro lado el alcance del análisis y descripción de la solución es mas amplio. </text:span></text:p>
      <text:p text:style-name="P5"><text:span text:style-name="T8">Se ha escogido el uso de Kubernetes sobre EC2 por su facilidad de implementación para esta propuesta. No se tienen en cuenta los posibles problemas de latencia </text:span><text:span text:style-name="T9">y/</text:span><text:span text:style-name="T8">o rendimiento que ello pueda ocasionar. Intencionadamente y por el bien de un corto desarrollo se pasa por alto la seguridad, tanto en el uso de un usuario con excesivos permisos así como el uso de acceso </text:span><text:span text:style-name="T10">anónimo</text:span><text:span text:style-name="T8"> en el kubelet y la no verificación de certificados en el caso de las métricas.</text:span></text:p>
      <text:p text:style-name="P6"><text:span text:style-name="T8">E</text:span><text:span text:style-name="T5">n animo de la simplicidad, la alta disponibilidad que se ha definido es sobre el escalado horizontal de pods </text:span><text:span text:style-name="T14">en </text:span><text:span text:style-name="T5">un cluster de nodos fijos. Dada la complejidad vs tiempo-disponible para crear un cluster con escalado horizontal </text:span><text:span text:style-name="T14">solo es descrito a modo </text:span><text:span text:style-name="T5">teórico.</text:span></text:p>
      <text:p text:style-name="Text_20_body">En el documento de requerimientos la url del <text:span text:style-name="T17">código</text:span> de la aplicación es <text:a xlink:type="simple" xlink:href="https://github.com/GoogleCloudPlatform/nodejs-getting-started/tree/master/1-hello-world" text:style-name="Internet_20_link" text:visited-style-name="Visited_20_Internet_20_Link">https://github.com/GoogleCloudPlatform/nodejs-getting-started/tree/master/1-hello-world</text:a> . Esta es <text:soft-page-break/>incorrecta ya que no existe el directorio 1-hello-world. Revisando el log de git se ha visto que <text:a xlink:type="simple" xlink:href="https://github.com/GoogleCloudPlatform/nodejs-getting-started/tree/f24e15616ce7f3191dc0cd8a74d144c5cb4d0fc6" text:style-name="Internet_20_link" text:visited-style-name="Visited_20_Internet_20_Link">https://github.com/GoogleCloudPlatform/nodejs-getting-started/tree/f24e15616ce7f3191dc0cd8a74d144c5cb4d0fc6</text:a> es el ultimo commit donde existía ese directorio. Se ha escogido ese punto como base del <text:span text:style-name="T17">código</text:span> de aplicación.</text:p>
      <text:p text:style-name="P7">En el apartado <text:span text:style-name="T18">Optional</text:span> del documento de requerimientos hay un punto que dice:</text:p>
      <text:list xml:id="list212750221" text:style-name="L1">
        <text:list-item>
          <text:p text:style-name="P23">Application is deployed when provision is happening</text:p>
        </text:list-item>
      </text:list>
      <text:p text:style-name="Text_20_body">Se asume que se refiere a la existencia de una nueva <text:span text:style-name="T16">versión</text:span> de la aplicación y no a la creación de la infraestructura.</text:p>
      <text:h text:style-name="P14" text:outline-level="1"/>
      <text:h text:style-name="P16" text:outline-level="1">Descripci<text:span text:style-name="T1">ó</text:span>n</text:h>
      <text:h text:style-name="P18" text:outline-level="2"><text:span text:style-name="T2">Visión </text:span><text:span text:style-name="T3">conceptual</text:span></text:h>
      <text:p text:style-name="P10"><draw:g text:anchor-type="paragraph" draw:z-index="1" draw:name="Forma2" draw:style-name="gr1"><draw:custom-shape draw:style-name="gr30" draw:text-style-name="P52" svg:width="15.856cm" svg:height="5.107cm" svg:x="0.205cm" svg:y="0.399cm"><text:p text:style-name="P51"><text:span text:style-name="T39">View 1</text:span></text:p><draw:enhanced-geometry svg:viewBox="0 0 21600 21600" draw:type="rectangle" draw:enhanced-path="M 0 0 L 21600 0 21600 21600 0 21600 0 0 Z N"/></draw:custom-shape><draw:custom-shape draw:style-name="gr31" draw:text-style-name="P52" svg:width="15.856cm" svg:height="4.994cm" svg:x="0.205cm" svg:y="5.56cm"><text:p text:style-name="P51"><text:span text:style-name="T39">View 2</text:span></text:p><draw:enhanced-geometry svg:viewBox="0 0 21600 21600" draw:type="rectangle" draw:enhanced-path="M 0 0 L 21600 0 21600 21600 0 21600 0 0 Z N"/></draw:custom-shape><draw:custom-shape draw:style-name="gr32" draw:text-style-name="P52" svg:width="15.856cm" svg:height="4.994cm" svg:x="0.205cm" svg:y="10.667cm"><draw:glue-point draw:id="4" svg:x="-0.329cm" svg:y="1.067cm"/><text:p text:style-name="P51"><text:span text:style-name="T39">View 3</text:span></text:p><draw:enhanced-geometry svg:viewBox="0 0 21600 21600" draw:type="rectangle" draw:enhanced-path="M 0 0 L 21600 0 21600 21600 0 21600 0 0 Z N"/></draw:custom-shape><draw:custom-shape draw:style-name="gr33" draw:text-style-name="P44" xml:id="id14" draw:id="id14" svg:width="1.83cm" svg:height="0.56cm" svg:x="1.86cm" svg:y="1.86cm"><text:p text:style-name="P43"><text:span text:style-name="T36">scm</text:span></text:p><draw:enhanced-geometry svg:viewBox="0 0 21600 21600" draw:type="rectangle" draw:enhanced-path="M 0 0 L 21600 0 21600 21600 0 21600 0 0 Z N"/></draw:custom-shape><draw:custom-shape draw:style-name="gr34" draw:text-style-name="P44" xml:id="id20" draw:id="id20" svg:width="3.749cm" svg:height="0.955cm" svg:x="5.082cm" svg:y="7.299cm"><text:p text:style-name="P43"><text:span text:style-name="T36">Environment</text:span></text:p><text:p text:style-name="P43"><text:span text:style-name="T36">Coordinator</text:span></text:p><draw:enhanced-geometry svg:viewBox="0 0 21600 21600" draw:type="rectangle" draw:enhanced-path="M 0 0 L 21600 0 21600 21600 0 21600 0 0 Z N"/></draw:custom-shape><draw:custom-shape draw:style-name="gr35" draw:text-style-name="P44" xml:id="id22" draw:id="id22" svg:width="4.008cm" svg:height="0.844cm" svg:x="6.65cm" svg:y="13.695cm"><draw:glue-point draw:id="4" svg:x="3.043cm" svg:y="-5cm"/><draw:glue-point draw:id="5" svg:x="-2.608cm" svg:y="-5cm"/><text:p text:style-name="P43"><text:span text:style-name="T36">Log</text:span></text:p><text:p text:style-name="P43"><text:span text:style-name="T36">Consolidator</text:span></text:p><draw:enhanced-geometry svg:viewBox="0 0 21600 21600" draw:type="rectangle" draw:enhanced-path="M 0 0 L 21600 0 21600 21600 0 21600 0 0 Z N"/></draw:custom-shape><draw:custom-shape draw:style-name="gr36" draw:text-style-name="P53" xml:id="id15" draw:id="id15" svg:width="0.699cm" svg:height="0.336cm" svg:x="2.382cm" svg:y="3.373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style-name="gr37" draw:text-style-name="P44" xml:id="id21" draw:id="id21" svg:width="4.008cm" svg:height="0.842cm" svg:x="6.65cm" svg:y="12.182cm"><draw:glue-point draw:id="4" svg:x="4.047cm" svg:y="-5cm"/><draw:glue-point draw:id="5" svg:x="3.043cm" svg:y="5cm"/><draw:glue-point draw:id="6" svg:x="-2.608cm" svg:y="5cm"/><text:p text:style-name="P43"><text:span text:style-name="T36">Monitoring</text:span></text:p><draw:enhanced-geometry svg:viewBox="0 0 21600 21600" draw:type="rectangle" draw:enhanced-path="M 0 0 L 21600 0 21600 21600 0 21600 0 0 Z N"/></draw:custom-shape><draw:custom-shape draw:style-name="gr38" draw:text-style-name="P44" xml:id="id17" draw:id="id17" svg:width="3.746cm" svg:height="0.955cm" svg:x="10.485cm" svg:y="7.299cm"><text:p text:style-name="P43"><text:span text:style-name="T36">Application</text:span></text:p><draw:enhanced-geometry svg:viewBox="0 0 21600 21600" draw:type="rectangle" draw:enhanced-path="M 0 0 L 21600 0 21600 21600 0 21600 0 0 Z N"/></draw:custom-shape><draw:custom-shape draw:style-name="gr39" draw:text-style-name="P53" xml:id="id16" draw:id="id16" svg:width="0.698cm" svg:height="0.338cm" svg:x="3.253cm" svg:y="3.989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style-name="gr40" draw:text-style-name="P53" xml:id="id10" draw:id="id10" svg:width="0.698cm" svg:height="0.336cm" svg:x="9.09cm" svg:y="3.205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style-name="gr41" draw:text-style-name="P44" xml:id="id13" draw:id="id13" svg:width="2.44cm" svg:height="1.066cm" svg:x="11.704cm" svg:y="1.577cm"><text:p text:style-name="P43"><text:span text:style-name="T38">Artifact</text:span></text:p><text:p text:style-name="P43"><text:span text:style-name="T38">D</text:span><text:span text:style-name="T36">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2" draw:text-style-name="P55" xml:id="id12" draw:id="id12" svg:width="3.139cm" svg:height="0.784cm" svg:x="5.343cm" svg:y="3.823cm"><text:p text:style-name="P54"><text:span text:style-name="T40">Deployment</text:span></text:p><text:p text:style-name="P54"><text:span text:style-name="T40">or</text:span></text:p><text:p text:style-name="P54"><text:span text:style-name="T40">CD (deployment)</text:span></text:p><draw:enhanced-geometry svg:viewBox="0 0 21600 21600" draw:type="rectangle" draw:enhanced-path="M 0 0 L 21600 0 21600 21600 0 21600 0 0 Z N"/></draw:custom-shape><draw:custom-shape draw:style-name="gr43" draw:text-style-name="P53" xml:id="id19" draw:id="id19" svg:width="0.698cm" svg:height="0.338cm" svg:x="0.988cm" svg:y="7.806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style-name="gr44" draw:text-style-name="P44" xml:id="id11" draw:id="id11" svg:width="2.176cm" svg:height="0.62cm" svg:x="5.433cm" svg:y="1.745cm"><draw:glue-point draw:id="4" svg:x="4.6cm" svg:y="5cm"/><text:p text:style-name="P43"><text:span text:style-name="T36">CI / CD (delivery)</text:span></text:p><draw:enhanced-geometry svg:viewBox="0 0 21600 21600" draw:type="rectangle" draw:enhanced-path="M 0 0 L 21600 0 21600 21600 0 21600 0 0 Z N"/></draw:custom-shape><draw:custom-shape draw:style-name="gr45" draw:text-style-name="P44" xml:id="id23" draw:id="id23" svg:width="2.788cm" svg:height="0.729cm" svg:x="0.988cm" svg:y="13.752cm"><text:p text:style-name="P43"><text:span text:style-name="T36">Logging</text:span></text:p><text:p text:style-name="P43"><text:span text:style-name="T36">other data sources</text:span></text:p><draw:enhanced-geometry svg:viewBox="0 0 21600 21600" draw:type="rectangle" draw:enhanced-path="M 0 0 L 21600 0 21600 21600 0 21600 0 0 Z N"/></draw:custom-shape><draw:connector draw:style-name="gr46" draw:text-style-name="P48" draw:type="line" svg:x1="9.191cm" svg:y1="3.253cm" svg:x2="7.52cm" svg:y2="2.362cm" draw:start-shape="id10" draw:start-glue-point="5" draw:end-shape="id11" draw:end-glue-point="4" svg:d="M9191 3253l-1671-891" svg:viewBox="0 0 1672 893"><text:p/></draw:connector><draw:connector draw:style-name="gr47" draw:text-style-name="P48" draw:type="line" svg:x1="6.52cm" svg:y1="2.364cm" svg:x2="6.912cm" svg:y2="3.822cm" draw:start-shape="id11" draw:start-glue-point="2" draw:end-shape="id12" draw:end-glue-point="0" svg:d="M6520 2364l392 1458" svg:viewBox="0 0 393 1461"><text:p/></draw:connector><draw:connector draw:style-name="gr48" draw:text-style-name="P48" draw:type="line" svg:x1="7.608cm" svg:y1="2.054cm" svg:x2="11.703cm" svg:y2="2.111cm" draw:start-shape="id11" draw:start-glue-point="1" draw:end-shape="id13" draw:end-glue-point="6" svg:d="M7608 2054l4095 57" svg:viewBox="0 0 4098 58"><text:p/></draw:connector><draw:connector draw:style-name="gr49" draw:text-style-name="P48" draw:type="line" svg:x1="3.689cm" svg:y1="2.139cm" svg:x2="5.434cm" svg:y2="2.054cm" draw:start-shape="id14" draw:start-glue-point="1" draw:end-shape="id11" svg:d="M3689 2139l1745-85" svg:viewBox="0 0 1746 86"><text:p/></draw:connector><draw:connector draw:style-name="gr50" draw:text-style-name="P48" draw:type="line" svg:x1="2.731cm" svg:y1="3.374cm" svg:x2="2.773cm" svg:y2="2.419cm" draw:start-shape="id15" draw:start-glue-point="4" draw:end-shape="id14" draw:end-glue-point="2" svg:d="M2731 3374l42-955" svg:viewBox="0 0 44 956"><text:p/></draw:connector><draw:connector draw:style-name="gr51" draw:text-style-name="P48" draw:type="line" svg:x1="3.95cm" svg:y1="4.158cm" svg:x2="5.344cm" svg:y2="4.215cm" draw:start-shape="id16" draw:start-glue-point="10" draw:end-shape="id12" draw:end-glue-point="3" svg:d="M3950 4158l1394 57" svg:viewBox="0 0 1395 58"><text:p/></draw:connector><draw:connector draw:style-name="gr52" draw:text-style-name="P48" draw:type="line" svg:x1="12.924cm" svg:y1="2.643cm" svg:x2="12.356cm" svg:y2="7.3cm" draw:start-shape="id13" draw:start-glue-point="7" draw:end-shape="id17" draw:end-glue-point="0" svg:d="M12924 2643l-568 4657" svg:viewBox="0 0 570 4658"><text:p/></draw:connector><draw:connector draw:style-name="gr53" draw:text-style-name="P48" draw:type="line" svg:x1="6.911cm" svg:y1="4.606cm" svg:x2="9.133cm" svg:y2="6.627cm" draw:start-shape="id12" draw:start-glue-point="2" draw:end-shape="id18" draw:end-glue-point="0" svg:d="M6911 4606l2222 2021" svg:viewBox="0 0 2224 2023"><text:p/></draw:connector><draw:connector draw:style-name="gr54" draw:text-style-name="P48" draw:type="line" svg:x1="1.685cm" svg:y1="7.975cm" svg:x2="3.253cm" svg:y2="7.973cm" draw:start-shape="id19" draw:start-glue-point="10" draw:end-shape="id18" draw:end-glue-point="3" svg:d="M1685 7975l1568-2" svg:viewBox="0 0 1570 4"><text:p/></draw:connector><draw:connector draw:style-name="gr55" draw:text-style-name="P48" draw:type="line" svg:x1="8.83cm" svg:y1="7.776cm" svg:x2="10.485cm" svg:y2="7.776cm" draw:start-shape="id20" draw:start-glue-point="1" draw:end-shape="id17" draw:end-glue-point="3" svg:d="M8830 7776h1655" svg:viewBox="0 0 1656 2"><text:p/></draw:connector><draw:connector draw:style-name="gr56" draw:text-style-name="P48" svg:x1="12.837cm" svg:y1="9.319cm" svg:x2="10.658cm" svg:y2="12.601cm" draw:start-shape="id18" draw:start-glue-point="6" draw:end-shape="id21" draw:end-glue-point="1" svg:d="M12837 9319v3282h-2179" svg:viewBox="0 0 2180 3284"><text:p/></draw:connector><draw:connector draw:style-name="gr57" draw:text-style-name="P48" svg:x1="12.837cm" svg:y1="9.319cm" svg:x2="10.658cm" svg:y2="14.116cm" draw:start-shape="id18" draw:start-glue-point="6" draw:end-shape="id22" draw:end-glue-point="1" svg:d="M12837 9319v4797h-2179" svg:viewBox="0 0 2180 4800"><text:p/></draw:connector><draw:custom-shape draw:style-name="gr58" draw:text-style-name="P42" xml:id="id18" draw:id="id18" svg:width="11.762cm" svg:height="2.694cm" svg:x="3.253cm" svg:y="6.627cm"><draw:glue-point draw:id="4" svg:x="-2.037cm" svg:y="-5cm"/><draw:glue-point draw:id="5" svg:x="2.703cm" svg:y="-5cm"/><draw:glue-point draw:id="6" svg:x="3.148cm" svg:y="5cm"/><draw:glue-point draw:id="7" svg:x="-3.518cm" svg:y="5cm"/><text:p text:style-name="P41"><text:span text:style-name="T36">Environment</text:span></text:p><draw:enhanced-geometry svg:viewBox="0 0 21600 21600" draw:type="rectangle" draw:enhanced-path="M 0 0 L 21600 0 21600 21600 0 21600 0 0 Z N"/></draw:custom-shape><draw:connector draw:style-name="gr59" draw:text-style-name="P48" svg:x1="6.65cm" svg:y1="12.601cm" svg:x2="4.997cm" svg:y2="9.319cm" draw:start-shape="id21" draw:start-glue-point="3" draw:end-shape="id18" draw:end-glue-point="7" svg:d="M6650 12601h-1653v-3282" svg:viewBox="0 0 1655 3284"><text:p/></draw:connector><draw:connector draw:style-name="gr60" draw:text-style-name="P48" draw:type="line" svg:x1="3.775cm" svg:y1="14.115cm" svg:x2="6.65cm" svg:y2="14.116cm" draw:start-shape="id23" draw:start-glue-point="1" draw:end-shape="id22" draw:end-glue-point="3" svg:d="M3775 14115l2875 1" svg:viewBox="0 0 2877 4"><text:p/></draw:connector><draw:connector draw:style-name="gr61" draw:text-style-name="P48" draw:type="line" svg:x1="9.873cm" svg:y1="13.021cm" svg:x2="9.873cm" svg:y2="13.695cm" draw:start-shape="id21" draw:start-glue-point="5" draw:end-shape="id22" draw:end-glue-point="4" svg:d="M9873 13021v674" svg:viewBox="0 0 2 676"><text:p/></draw:connector><draw:connector draw:style-name="gr62" draw:text-style-name="P48" draw:type="line" svg:x1="7.61cm" svg:y1="13.695cm" svg:x2="7.61cm" svg:y2="13.021cm" draw:start-shape="id22" draw:start-glue-point="5" draw:end-shape="id21" draw:end-glue-point="6" svg:d="M7610 13695v-674" svg:viewBox="0 0 2 676"><text:p/></draw:connector></draw:g><text:span text:style-name="T11">Esta es una visión conceptual de la solución. En la vista-1 tenemos el flujo desde el desarrollo hasta el despliegue. </text:span><text:span text:style-name="T15">En azul los eventos y en verde transferencia de datos. Este modelo está explicado en el punto anterior de este documento.</text:span></text:p>
      <text:p text:style-name="P10"><text:span text:style-name="T11">En la vista-2 tenemos el </text:span><text:span text:style-name="T19">“</text:span><text:span text:style-name="T20">Environment”</text:span><text:span text:style-name="T21">. Este está compuesto de dos elementos</text:span><text:span text:style-name="T20"> “Coordinator”</text:span><text:span text:style-name="T21"> y</text:span><text:span text:style-name="T20"> “Application”</text:span><text:span text:style-name="T21">. Estos </text:span><text:span text:style-name="T11">son conceptos ad-hoc para desacoplar el análisis de la implementación.</text:span><text:span text:style-name="T12"> </text:span><text:span text:style-name="T11">El primero se refiere a la infraestructura propiamente dicha y el segundo a la aplicación.</text:span></text:p>
      <text:p text:style-name="P27"><text:span text:style-name="T11">La vista-3 propone un sistema de monitorizacion y log. </text:span><text:span text:style-name="T13">Es sistema de log no es solo un sistema centralizado de log sino un sistema de análisis de log que también es alimentado por datos de desarrollo , entornos de pruebas, etc.</text:span></text:p>
      <text:h text:style-name="P22" text:outline-level="2"><draw:g text:anchor-type="paragraph" draw:z-index="2" draw:name="Forma3" draw:style-name="gr1"><draw:custom-shape draw:style-name="gr2" draw:text-style-name="P42" svg:width="4.384cm" svg:height="9.783cm" svg:x="6.152cm" svg:y="3.088cm"><text:p text:style-name="P41"><text:span text:style-name="T36">EC2 - ASG</text:span></text:p><draw:enhanced-geometry svg:viewBox="0 0 21600 21600" draw:mirror-horizontal="false" draw:mirror-vertical="false" draw:type="rectangle" draw:enhanced-path="M 0 0 L 21600 0 21600 21600 0 21600 0 0 Z N"/></draw:custom-shape><draw:custom-shape draw:style-name="gr3" draw:text-style-name="P44" xml:id="id4" draw:id="id4" svg:width="3.035cm" svg:height="1.437cm" svg:x="1.012cm" svg:y="3.766cm"><text:p text:style-name="P43"><text:span text:style-name="T36">EC2</text:span></text:p><text:p text:style-name="P43"><text:span text:style-name="T36">as</text:span></text:p><text:p text:style-name="P43"><text:span text:style-name="T36">Kubernetes</text:span></text:p><text:p text:style-name="P43"><text:span text:style-name="T36">master</text:span></text:p><draw:enhanced-geometry svg:viewBox="0 0 21600 21600" draw:type="rectangle" draw:enhanced-path="M 0 0 L 21600 0 21600 21600 0 21600 0 0 Z N"/></draw:custom-shape><draw:custom-shape draw:style-name="gr4" draw:text-style-name="P45" xml:id="id2" draw:id="id2" svg:width="3.454cm" svg:height="3.71cm" svg:x="6.491cm" svg:y="3.766cm"><text:p text:style-name="P43"><text:span text:style-name="T36">EC2</text:span></text:p><text:p text:style-name="P43"><text:span text:style-name="T36">as</text:span></text:p><text:p text:style-name="P43"><text:span text:style-name="T36">Kubernetes</text:span></text:p><text:p text:style-name="P43"><text:span text:style-name="T36">node</text:span></text:p><text:p text:style-name="P43"><text:span text:style-name="T36"/></text:p><draw:enhanced-geometry svg:viewBox="0 0 21600 21600" draw:mirror-horizontal="false" draw:mirror-vertical="false" draw:type="rectangle" draw:enhanced-path="M 0 0 L 21600 0 21600 21600 0 21600 0 0 Z N"/></draw:custom-shape><draw:custom-shape draw:style-name="gr5" draw:text-style-name="P44" xml:id="id1" draw:id="id1" svg:width="4.973cm" svg:height="0.761cm" draw:transform="rotate (1.5707963267949) translate (13.8235972222222cm 10.5100138888889cm)"><text:p text:style-name="P43"><text:span text:style-name="T36">EC2 - LB</text:span></text:p><draw:enhanced-geometry svg:viewBox="0 0 21600 21600" draw:type="rectangle" draw:enhanced-path="M 0 0 L 21600 0 21600 21600 0 21600 0 0 Z N"/></draw:custom-shape><draw:custom-shape draw:style-name="gr6" draw:text-style-name="P44" xml:id="id8" draw:id="id8" svg:width="1.519cm" svg:height="1.687cm" svg:x="0.674cm" svg:y="12.786cm"><text:p text:style-name="P43"><text:span text:style-name="T36">S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 draw:text-style-name="P42" svg:width="4.384cm" svg:height="4.218cm" svg:x="0.674cm" svg:y="3.088cm"><text:p text:style-name="P41"><text:span text:style-name="T36">EC2 – ASG</text:span></text:p><draw:enhanced-geometry svg:viewBox="0 0 21600 21600" draw:type="rectangle" draw:enhanced-path="M 0 0 L 21600 0 21600 21600 0 21600 0 0 Z N"/></draw:custom-shape><draw:custom-shape draw:style-name="gr8" draw:text-style-name="P44" svg:width="0.59cm" svg:height="1.518cm" svg:x="6.743cm" svg:y="5.367cm"><text:p text:style-name="P43"><text:span text:style-name="T36">pod</text:span></text:p><draw:enhanced-geometry svg:viewBox="0 0 21600 21600" draw:mirror-horizontal="false" draw:mirror-vertical="false" draw:type="rectangle" draw:enhanced-path="M 0 0 L 21600 0 21600 21600 0 21600 0 0 Z N"/></draw:custom-shape><draw:custom-shape draw:style-name="gr9" draw:text-style-name="P44" svg:width="0.59cm" svg:height="1.518cm" svg:x="7.586cm" svg:y="5.367cm"><text:p text:style-name="P43"><text:span text:style-name="T36">pod</text:span></text:p><draw:enhanced-geometry svg:viewBox="0 0 21600 21600" draw:mirror-horizontal="false" draw:mirror-vertical="false" draw:type="rectangle" draw:enhanced-path="M 0 0 L 21600 0 21600 21600 0 21600 0 0 Z N"/></draw:custom-shape><draw:custom-shape draw:style-name="gr10" draw:text-style-name="P44" xml:id="id5" draw:id="id5" svg:width="1.519cm" svg:height="1.685cm" svg:x="1.769cm" svg:y="9.583cm"><text:p text:style-name="P43"><text:span text:style-name="T36">ECR</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draw:text-style-name="P47" svg:width="1.689cm" svg:height="0.509cm" svg:x="1.685cm" svg:y="5.787cm"><text:p text:style-name="P46"><text:span text:style-name="T37">...</text:span></text:p><draw:enhanced-geometry svg:viewBox="0 0 21600 21600" draw:mirror-horizontal="false" draw:mirror-vertical="false" draw:type="rectangle" draw:enhanced-path="M 0 0 L 21600 0 21600 21600 0 21600 0 0 Z N"/></draw:custom-shape><draw:custom-shape draw:style-name="gr12" draw:text-style-name="P47" svg:width="1.435cm" svg:height="0.507cm" svg:x="8.26cm" svg:y="5.619cm"><text:p text:style-name="P46"><text:span text:style-name="T37">...</text:span></text:p><draw:enhanced-geometry svg:viewBox="0 0 21600 21600" draw:mirror-horizontal="false" draw:mirror-vertical="false" draw:type="rectangle" draw:enhanced-path="M 0 0 L 21600 0 21600 21600 0 21600 0 0 Z N"/></draw:custom-shape><draw:custom-shape draw:style-name="gr13" draw:text-style-name="P45" xml:id="id3" draw:id="id3" svg:width="3.454cm" svg:height="3.71cm" svg:x="6.491cm" svg:y="7.812cm"><text:p text:style-name="P43"><text:span text:style-name="T36">EC2</text:span></text:p><text:p text:style-name="P43"><text:span text:style-name="T36">as</text:span></text:p><text:p text:style-name="P43"><text:span text:style-name="T36">Kubernetes</text:span></text:p><text:p text:style-name="P43"><text:span text:style-name="T36">node</text:span></text:p><text:p text:style-name="P43"><text:span text:style-name="T36"/></text:p><draw:enhanced-geometry svg:viewBox="0 0 21600 21600" draw:mirror-horizontal="false" draw:mirror-vertical="false" draw:type="rectangle" draw:enhanced-path="M 0 0 L 21600 0 21600 21600 0 21600 0 0 Z N"/></draw:custom-shape><draw:custom-shape draw:style-name="gr14" draw:text-style-name="P44" svg:width="0.59cm" svg:height="1.518cm" svg:x="6.743cm" svg:y="9.414cm"><text:p text:style-name="P43"><text:span text:style-name="T36">pod</text:span></text:p><draw:enhanced-geometry svg:viewBox="0 0 21600 21600" draw:mirror-horizontal="false" draw:mirror-vertical="false" draw:type="rectangle" draw:enhanced-path="M 0 0 L 21600 0 21600 21600 0 21600 0 0 Z N"/></draw:custom-shape><draw:custom-shape draw:style-name="gr15" draw:text-style-name="P44" svg:width="0.59cm" svg:height="1.518cm" svg:x="7.586cm" svg:y="9.414cm"><text:p text:style-name="P43"><text:span text:style-name="T36">pod</text:span></text:p><draw:enhanced-geometry svg:viewBox="0 0 21600 21600" draw:mirror-horizontal="false" draw:mirror-vertical="false" draw:type="rectangle" draw:enhanced-path="M 0 0 L 21600 0 21600 21600 0 21600 0 0 Z N"/></draw:custom-shape><draw:custom-shape draw:style-name="gr16" draw:text-style-name="P47" svg:width="1.435cm" svg:height="0.509cm" svg:x="8.26cm" svg:y="9.666cm"><text:p text:style-name="P46"><text:span text:style-name="T37">...</text:span></text:p><draw:enhanced-geometry svg:viewBox="0 0 21600 21600" draw:mirror-horizontal="false" draw:mirror-vertical="false" draw:type="rectangle" draw:enhanced-path="M 0 0 L 21600 0 21600 21600 0 21600 0 0 Z N"/></draw:custom-shape><draw:custom-shape draw:style-name="gr17" draw:text-style-name="P47" svg:width="1.433cm" svg:height="0.505cm" svg:x="7.586cm" svg:y="11.691cm"><text:p text:style-name="P46"><text:span text:style-name="T37">...</text:span></text:p><draw:enhanced-geometry svg:viewBox="0 0 21600 21600" draw:mirror-horizontal="false" draw:mirror-vertical="false" draw:type="rectangle" draw:enhanced-path="M 0 0 L 21600 0 21600 21600 0 21600 0 0 Z N"/></draw:custom-shape><draw:custom-shape draw:style-name="gr18" draw:text-style-name="P44" xml:id="id9" draw:id="id9" svg:width="2.865cm" svg:height="1.348cm" svg:x="8.428cm" svg:y="17.169cm"><text:p text:style-name="P43"><text:span text:style-name="T36">terraform and others</text:span></text:p><text:p text:style-name="P43"><text:span text:style-name="T36">as</text:span></text:p><text:p text:style-name="P43"><text:span text:style-name="T36">deployment tool</text:span></text:p><draw:enhanced-geometry svg:viewBox="0 0 21600 21600" draw:type="rectangle" draw:enhanced-path="M 0 0 L 21600 0 21600 21600 0 21600 0 0 Z N"/></draw:custom-shape><draw:connector draw:style-name="gr19" draw:text-style-name="P48" draw:type="line" svg:x1="13.824cm" svg:y1="8.025cm" svg:x2="9.945cm" svg:y2="5.619cm" draw:start-shape="id1" draw:start-glue-point="0" draw:end-shape="id2" draw:end-glue-point="1" svg:d="M13824 8025l-3879-2406" svg:viewBox="0 0 3881 2408"><text:p/></draw:connector><draw:connector draw:style-name="gr20" draw:text-style-name="P48" draw:type="line" svg:x1="13.824cm" svg:y1="8.025cm" svg:x2="9.945cm" svg:y2="9.665cm" draw:start-shape="id1" draw:start-glue-point="0" draw:end-shape="id3" draw:end-glue-point="1" svg:d="M13824 8025l-3879 1640" svg:viewBox="0 0 3881 1642"><text:p/></draw:connector><draw:connector draw:style-name="gr21" draw:text-style-name="P48" draw:type="line" svg:x1="4.046cm" svg:y1="4.484cm" svg:x2="6.491cm" svg:y2="5.62cm" draw:start-shape="id4" draw:start-glue-point="1" draw:end-shape="id2" draw:end-glue-point="3" svg:d="M4046 4484l2445 1136" svg:viewBox="0 0 2447 1138"><text:p/></draw:connector><draw:connector draw:style-name="gr22" draw:text-style-name="P48" draw:type="line" svg:x1="4.046cm" svg:y1="4.484cm" svg:x2="6.491cm" svg:y2="9.666cm" draw:start-shape="id4" draw:start-glue-point="1" draw:end-shape="id3" draw:end-glue-point="3" svg:d="M4046 4484l2445 5182" svg:viewBox="0 0 2447 5184"><text:p/></draw:connector><draw:connector draw:style-name="gr23" draw:text-style-name="P48" draw:type="line" svg:x1="3.288cm" svg:y1="10.425cm" svg:x2="6.491cm" svg:y2="5.619cm" draw:start-shape="id5" draw:start-glue-point="8" draw:end-shape="id2" draw:end-glue-point="3" svg:d="M3288 10425l3203-4806" svg:viewBox="0 0 3205 4808"><text:p/></draw:connector><draw:connector draw:style-name="gr24" draw:text-style-name="P48" draw:type="line" svg:x1="3.288cm" svg:y1="10.426cm" svg:x2="6.491cm" svg:y2="9.666cm" draw:start-shape="id5" draw:start-glue-point="8" draw:end-shape="id3" draw:end-glue-point="3" svg:d="M3288 10426l3203-760" svg:viewBox="0 0 3205 762"><text:p/></draw:connector><draw:custom-shape draw:style-name="gr25" draw:text-style-name="P50" xml:id="id7" draw:id="id7" svg:width="15.343cm" svg:height="13.235cm" svg:x="0cm" svg:y="2.164cm"><text:p text:style-name="P49"><text:span text:style-name="T38">AWS</text:span></text:p><draw:enhanced-geometry svg:viewBox="0 0 21600 21600" draw:type="rectangle" draw:enhanced-path="M 0 0 L 21600 0 21600 21600 0 21600 0 0 Z N"/></draw:custom-shape><draw:custom-shape draw:style-name="gr26" draw:text-style-name="P44" xml:id="id6" draw:id="id6" svg:width="2.363cm" svg:height="1.348cm" svg:x="3.117cm" svg:y="17.169cm"><text:p text:style-name="P43"><text:span text:style-name="T36">kops</text:span></text:p><text:p text:style-name="P43"><text:span text:style-name="T36">as</text:span></text:p><text:p text:style-name="P43"><text:span text:style-name="T36">provisioning tool</text:span></text:p><draw:enhanced-geometry svg:viewBox="0 0 21600 21600" draw:type="rectangle" draw:enhanced-path="M 0 0 L 21600 0 21600 21600 0 21600 0 0 Z N"/></draw:custom-shape><draw:connector draw:style-name="gr27" draw:text-style-name="P48" draw:type="line" svg:x1="4.297cm" svg:y1="17.169cm" svg:x2="7.671cm" svg:y2="15.398cm" draw:start-shape="id6" draw:start-glue-point="0" draw:end-shape="id7" draw:end-glue-point="2" svg:d="M4297 17169l3374-1771" svg:viewBox="0 0 3376 1773"><text:p/></draw:connector><draw:connector draw:style-name="gr28" draw:text-style-name="P48" draw:type="line" svg:x1="4.297cm" svg:y1="17.169cm" svg:x2="1.434cm" svg:y2="14.472cm" draw:start-shape="id6" draw:start-glue-point="0" draw:end-shape="id8" draw:end-glue-point="7" svg:d="M4297 17169l-2863-2697" svg:viewBox="0 0 2865 2699"><text:p/></draw:connector><draw:connector draw:style-name="gr29" draw:text-style-name="P48" draw:type="line" svg:x1="9.86cm" svg:y1="17.169cm" svg:x2="7.671cm" svg:y2="15.398cm" draw:start-shape="id9" draw:start-glue-point="0" draw:end-shape="id7" draw:end-glue-point="2" svg:d="M9860 17169l-2189-1771" svg:viewBox="0 0 2191 1773"><text:p/></draw:connector></draw:g><text:span text:style-name="T31">Infraestructura</text:span></text:h>
      <text:p text:style-name="P8"/>
      <text:p text:style-name="P8"/>
      <text:p text:style-name="P8">La solución propuesta es un sistema de Kubernetes sobre AWS no gestionado (no es AWS-EKS). Esta formado por tres instancias EC2. Una como master de Kubernetes y dos como nodos.</text:p>
      <text:p text:style-name="P8">Tanto el master como los nodos están en grupos de Auto Scaling de EC2 (uno para el master y otro para los nodos). Esto nos dará una tolerancia a una caída de un nodo. En el caso del master solo hay una instancia máxima definida (tal y como se explica en Alcance y criterios).</text:p>
      <text:p text:style-name="P11">La alta disponibilidad y alto rendimiento es proporcionado por el escalado horizontal de pods y el LoadBalancer de AWS-EC2 respectivamente.</text:p>
      <text:p text:style-name="P11">La aplicación es distribuida como imagen Docker desde el AWS-ECR.</text:p>
      <text:p text:style-name="P11">El aprovisionamiento de la infraestructura se realiza mediante la herramienta Kops.</text:p>
      <text:p text:style-name="P11"><text:soft-page-break/>Terraform junto con scripts son los encargados del despliegue de la aplicación en el entorno.</text:p>
      <text:p text:style-name="P24">Para el escalado horizontal de los pods se utiliza la funcionalidad de Kubernetes Horizontal pod autoscaling. Con esto delegamos al sistema de Kubernetes agregar o quitar pods según los recursos necesarios que la aplicación requiera.</text:p>
      <text:p text:style-name="P29">El desarrollo y pruebas del entorno se realiza mediante la aplicación kind (<text:a xlink:type="simple" xlink:href="https://kind.sigs.k8s.io/" text:style-name="Internet_20_link" text:visited-style-name="Visited_20_Internet_20_Link">https://kind.sigs.k8s.io</text:a>), con esto tendremos un mismo flujo de trabajo ya sea en producción o en pruebas.</text:p>
      <text:h text:style-name="P17" text:outline-level="1">Entorno.</text:h>
      <text:p text:style-name="P31">El entorno se entrega como repositorio de github. Una vez descargado hay que configurar y descargar los datos necesarios para su correcto funcionamiento. Para ello se incluye un directorio con los scripts necesarios. <text:span text:style-name="T34">Estos son:</text:span></text:p>
      <text:p text:style-name="P31"><text:span text:style-name="T34">bootstrap/ctc-bs.sh - </text:span><text:span text:style-name="T22">que es el encargado de crear el entorno y descargar las aplicaciones necesarias.</text:span></text:p>
      <text:p text:style-name="P31"><text:span text:style-name="T22">Un ejemplo de una sesión seria:</text:span></text:p>
      <text:p text:style-name="P30">1 $ git clone <text:a xlink:type="simple" xlink:href="https://github.com/mriosalido/devops.git" text:style-name="Internet_20_link" text:visited-style-name="Visited_20_Internet_20_Link">https://github.com/mriosalido/devops.git</text:a> mrv-devops</text:p>
      <text:p text:style-name="P30">2 $ cd mrv-devops</text:p>
      <text:p text:style-name="P30">3 $ ./bootstrap/ctc-bs.sh su</text:p>
      <text:p text:style-name="P30">4 $ ./bootstrap/ctc-bs.sh ve</text:p>
      <text:p text:style-name="P30">La linea 3 descarga las aplicaciones necesarias y las copia en el directorio support. La linea 4 crea el entorno.</text:p>
      <text:p text:style-name="P30">Una vez creado el entorno tendremos un fichero en la raíz del directorio <text:span text:style-name="T18">ctcenv</text:span><text:span text:style-name="T22"> este es el encargado de activar el entorno para el target que queremos usar, devel o production. Lo activaremos ejecutando ./ctcenv devel o ./ctcenv production. Para saber en cual estamos vasta con ver el prompt de la shell. Para salir del entorno ejecutar </text:span><text:span text:style-name="T18">exit</text:span><text:span text:style-name="T22"> o pulsar Ctrl-D.</text:span></text:p>
      <text:h text:style-name="P19" text:outline-level="2">Aplicación.</text:h>
      <text:p text:style-name="P32">La solución esta pensada para que un sistema CI descargue la aplicación de un repositorio, la compile , reali<text:span text:style-name="T33">c</text:span>e las pruebas necesarias y genere una imagen Docker. Para poder simular ese proceso se incluye un script <text:span text:style-name="T18">ctc-ci.sh</text:span><text:span text:style-name="T22">. Este se encarga de descargar el código, generar una imagen Docker y subirla al correspondiente registry o importarla en el </text:span><text:span text:style-name="T18">kind</text:span><text:span text:style-name="T22">. </text:span><text:span text:style-name="T23">Un ejemplo de una sesión seria:</text:span></text:p>
      <text:p text:style-name="P33"><text:span text:style-name="T22">1 $ cd mrv-devops</text:span></text:p>
      <text:p text:style-name="P33"><text:span text:style-name="T22">2 $ ./ctcenv devel</text:span></text:p>
      <text:p text:style-name="P33"><text:span text:style-name="T22">3 $ ctc-ci.sh build</text:span></text:p>
      <text:p text:style-name="P33"><text:span text:style-name="T22">4 $ ctc-ci.sh push</text:span></text:p>
      <text:p text:style-name="P33"><text:span text:style-name="T22">Estos pasos son </text:span><text:span text:style-name="T25">independientes</text:span><text:span text:style-name="T22"> del target seleccionado. La linea 3 descarga y actualiza el </text:span><text:span text:style-name="T25">código</text:span><text:span text:style-name="T22"> de la aplicación en un directorio local y </text:span><text:span text:style-name="T25">después</text:span><text:span text:style-name="T22"> crea la imagen Docker. La linea 4 sube esta al registry o si estamos en devel la importa en el kind, en este ultimo caso </text:span><text:span text:style-name="T25">deberá</text:span><text:span text:style-name="T22"> de estar configurado y arrancado el cluster local de kubernetes.</text:span></text:p>
      <text:h text:style-name="Heading_20_2" text:outline-level="2">Provisi<text:span text:style-name="T32">ón.</text:span></text:h>
      <text:p text:style-name="P34"><text:span text:style-name="T22">Para aprovisionar la infraestructura ya sea en el desarrollo como en </text:span><text:span text:style-name="T25">producción</text:span><text:span text:style-name="T22"> se proporciona un </text:span><text:span text:style-name="T25">único</text:span><text:span text:style-name="T22"> comando</text:span><text:span text:style-name="T18"> ctc-provision.sh</text:span><text:span text:style-name="T22">. Un ejemplo de una sesión seria:</text:span></text:p>
      <text:p text:style-name="P34"><text:span text:style-name="T22">1 $ cd mrv-devops</text:span></text:p>
      <text:p text:style-name="P34"><text:span text:style-name="T22">2 $ ./ctcenv devel</text:span></text:p>
      <text:p text:style-name="P34"><text:soft-page-break/><text:span text:style-name="T22">3 $ ctc-provision.sh up</text:span></text:p>
      <text:p text:style-name="P34"><text:span text:style-name="T22">4 $ ctc-provision.sh down</text:span></text:p>
      <text:p text:style-name="P35">En el caso que estemos en el target de producción deberemos de ejecutar la primera vez <text:span text:style-name="T18">ctc-provision.sh bs</text:span>, esto creara el bucket de s3 y el registry en ECR.</text:p>
      <text:h text:style-name="P20" text:outline-level="2">Despliegue.</text:h>
      <text:p text:style-name="P36">La solución esta pensada para que el despliegue lo realice un sistema CD. Para poder simular el proceso se proporciona el script <text:span text:style-name="T18">ctc-cd.sh</text:span><text:span text:style-name="T22">. Un ejemplo de sesión seria:</text:span></text:p>
      <text:p text:style-name="P36"><text:span text:style-name="T22">1 $ cd mrv-devops</text:span></text:p>
      <text:p text:style-name="P36"><text:span text:style-name="T22">2 $ ./ctcenv devel</text:span></text:p>
      <text:p text:style-name="P36"><text:span text:style-name="T22">3 $ ctc-cd.sh apply -</text:span><text:span text:style-name="T26">p</text:span><text:span text:style-name="T22"> helloworld</text:span></text:p>
      <text:p text:style-name="P36"><text:span text:style-name="T22">Esto descarga y actualiza repositorio git del proyecto de terraform para el despliegue de la aplicación. Previamente se ha de haber subido la imagen docker al registry o importada al kind.</text:span></text:p>
      <text:p text:style-name="P37"><text:span text:style-name="T22">Para ver el estado desplegado de la aplicación podemos usar el comando </text:span><text:span text:style-name="T18">ctc-op.sh check</text:span></text:p>
      <text:h text:style-name="P21" text:outline-level="2">Pruebas</text:h>
      <text:p text:style-name="P38">Para poder probar el escalado de la aplicación se proporciona el script <text:span text:style-name="T18">ctc-op.sh</text:span><text:span text:style-name="T22">. Con este podemos ver el estado de la aplicación y generar carga. Es necesario iniciar dos sesiones de shell para ese templo y seria:</text:span></text:p>
      <text:p text:style-name="P38"><text:span text:style-name="T22">Consola A</text:span></text:p>
      <text:p text:style-name="P38"><text:span text:style-name="T22">1 $ cd mrv-devops</text:span></text:p>
      <text:p text:style-name="P38"><text:span text:style-name="T22">2 $ ./ctcenv devel</text:span></text:p>
      <text:p text:style-name="P38"><text:span text:style-name="T22">3 $ ctc-op.sh start -n helloworld</text:span></text:p>
      <text:p text:style-name="P38"><text:span text:style-name="T22">Consola B </text:span></text:p>
      <text:p text:style-name="P38"><text:span text:style-name="T22">1 $ cd mrv-devops</text:span></text:p>
      <text:p text:style-name="P38"><text:span text:style-name="T22">2 $ ./ctcenv devel</text:span></text:p>
      <text:p text:style-name="P38"><text:span text:style-name="T22">3 $ ctc-op.sh check</text:span></text:p>
      <text:p text:style-name="P38"><text:span text:style-name="T22">En la Consola B veremos </text:span><text:span text:style-name="T24">como se crearan nuevos pods de la aplicación a medida que sube la carga. En el momento que cancelemos el proceso de la Consola A y pasado un tiempo se recuperara el numero de pods a 2.</text:span></text:p>
      <text:p text:style-name="P39"><text:span text:style-name="T22">El scripts </text:span><text:span text:style-name="T18">ctc-op.sh start</text:span><text:span text:style-name="T27"> requiere de los </text:span><text:span text:style-name="T28">parámetros</text:span><text:span text:style-name="T27"> -n y -i. En el caso -n es el nombre del proyecto y es helloworld. En -i es la ip publica esta </text:span><text:span text:style-name="T28">automáticamente</text:span><text:span text:style-name="T27"> la recoge de la </text:span><text:span text:style-name="T28">información</text:span><text:span text:style-name="T27"> kubectl pero puede ser especificada.</text:span></text:p>
      <text:p text:style-name="P39"><text:span text:style-name="T27"/></text:p>
      <text:h text:style-name="P15" text:outline-level="1">Notas y aclaraciones</text:h>
      <text:p text:style-name="P12"><text:span text:style-name="T29">Tal y como hablamos en la video llamada, mis </text:span><text:span text:style-name="T30">nociones</text:span><text:span text:style-name="T29"> sobre EC2, Kubernetes, Kops y Terraform, eran poco menos que teóric</text:span><text:span text:style-name="T30">as</text:span><text:span text:style-name="T29">. El diseño e implementación de esta solución se basa sobre unos conocimientos adquiridos en poco menos de dos días, con esto quiero decir que dista mucho de ser una solución aceptable mas allá de una prueba de concepto. </text:span></text:p>
      <text:p text:style-name="P13">Una alternativa viable a esta solución podría ser el uso de la creación de una imagen EC2 con la aplicación instalada y el uso de HAProxy como balanceador de carga y alta disponibilidad dentro de una misma zona AWS y LoadBalancer como frontal del haproxy a nivel global entre diferentes zonas. O quizás otra solución diferente….</text:p>
      <text:p text:style-name="P40">Con esta aclaración, y sin animo de ser pedante, quiero demostrar que el desconocimiento parcial <text:s/>de una tecnología no me es un impedimen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officeooo:rsid="00236a2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8T11:16:58.887816718</meta:creation-date>
    <dc:date>2020-12-21T11:07:08.194223776</dc:date>
    <meta:editing-duration>P1DT19H15M14S</meta:editing-duration>
    <meta:editing-cycles>23</meta:editing-cycles>
    <meta:generator>LibreOffice/6.4.6.2$Linux_X86_64 LibreOffice_project/40$Build-2</meta:generator>
    <meta:document-statistic meta:table-count="0" meta:image-count="0" meta:object-count="0" meta:page-count="8" meta:paragraph-count="74" meta:word-count="1537" meta:character-count="9310" meta:non-whitespace-character-count="7841"/>
  </office:meta>
</office:document-meta>
</file>